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a" style:font-name="Calibri" fo:font-size="16pt" fo:language="en" fo:country="US" style:font-name-asian="Calibri1" style:font-size-asian="16pt" style:language-asian="ru" style:country-asian="RU" style:font-name-complex="Times New Roman" style:font-size-complex="16pt" style:language-complex="ar" style:country-complex="SA"/>
    </style:style>
    <style:style style:name="P2" style:family="paragraph" style:parent-style-name="Standard">
      <style:text-properties fo:color="#00000a" style:font-name="Calibri" fo:font-size="16pt" fo:language="ru" fo:country="RU" style:font-name-asian="Calibri1" style:font-size-asian="16pt" style:language-asian="ru" style:country-asian="RU" style:font-name-complex="Times New Roman" style:font-size-complex="16pt" style:language-complex="ar" style:country-complex="SA"/>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paragraph-properties fo:margin-top="0cm" fo:margin-bottom="0.282cm" loext:contextual-spacing="false"/>
    </style:style>
    <style:style style:name="P7" style:family="paragraph" style:parent-style-name="HTML_20_Preformatted">
      <style:text-properties fo:color="#00000a" style:font-name="Calibri" fo:font-size="16pt" fo:language="en" fo:country="US" style:font-name-asian="Calibri1" style:font-size-asian="16pt" style:language-asian="ru" style:country-asian="RU" style:font-name-complex="Times New Roman" style:font-size-complex="16pt" style:language-complex="ar" style:country-complex="SA"/>
    </style:style>
    <style:style style:name="P8" style:family="paragraph" style:parent-style-name="Standard" style:master-page-name="Standard">
      <style:paragraph-properties style:page-number="auto"/>
      <style:text-properties officeooo:paragraph-rsid="00184317"/>
    </style:style>
    <style:style style:name="T1" style:family="text">
      <style:text-properties fo:color="#00000a" fo:font-size="16pt" fo:language="en" fo:country="US" style:font-name-asian="Calibri1" style:font-size-asian="16pt" style:language-asian="ru" style:country-asian="RU" style:font-name-complex="Times New Roman" style:font-size-complex="16pt" style:language-complex="ar" style:country-complex="SA"/>
    </style:style>
    <style:style style:name="T2" style:family="text">
      <style:text-properties fo:color="#00000a" fo:font-size="16pt" fo:language="en" fo:country="US" officeooo:rsid="00184317" style:font-name-asian="Calibri1" style:font-size-asian="16pt" style:language-asian="ru" style:country-asian="RU" style:font-name-complex="Times New Roman" style:font-size-complex="16pt" style:language-complex="ar" style:country-complex="SA"/>
    </style:style>
    <style:style style:name="T3" style:family="text">
      <style:text-properties fo:color="#00000a" fo:font-size="16pt" fo:language="en" fo:country="US" officeooo:rsid="00191e86" style:font-name-asian="Calibri1" style:font-size-asian="16pt" style:language-asian="ru" style:country-asian="RU" style:font-name-complex="Times New Roman" style:font-size-complex="16pt" style:language-complex="ar" style:country-complex="SA"/>
    </style:style>
    <style:style style:name="T4" style:family="text">
      <style:text-properties fo:color="#00000a" fo:font-size="16pt" fo:language="en" fo:country="US" officeooo:rsid="0019e916" style:font-name-asian="Calibri1" style:font-size-asian="16pt" style:language-asian="ru" style:country-asian="RU" style:font-name-complex="Times New Roman" style:font-size-complex="16pt" style:language-complex="ar" style:country-complex="SA"/>
    </style:style>
    <style:style style:name="T5" style:family="text">
      <style:text-properties fo:color="#00000a" fo:font-size="16pt" fo:language="en" fo:country="US" fo:font-style="italic" officeooo:rsid="00191e86" style:font-name-asian="Calibri1" style:font-size-asian="16pt" style:language-asian="ru" style:country-asian="RU" style:font-style-asian="italic" style:font-name-complex="Times New Roman" style:font-size-complex="16pt" style:language-complex="ar" style:country-complex="SA" style:font-style-complex="italic"/>
    </style:style>
    <style:style style:name="T6" style:family="text">
      <style:text-properties fo:color="#00000a" fo:font-size="16pt" fo:language="en" fo:country="US" fo:font-style="italic" fo:font-weight="normal" officeooo:rsid="00191e86" style:font-name-asian="Calibri1" style:font-size-asian="16pt" style:language-asian="ru" style:country-asian="RU" style:font-style-asian="italic" style:font-weight-asian="normal" style:font-name-complex="Times New Roman" style:font-size-complex="16pt" style:language-complex="ar" style:country-complex="SA" style:font-style-complex="italic" style:font-weight-complex="normal"/>
    </style:style>
    <style:style style:name="T7" style:family="text">
      <style:text-properties fo:color="#00000a" fo:font-size="16pt" fo:language="en" fo:country="US" fo:font-style="normal" fo:font-weight="normal" officeooo:rsid="00191e86" style:font-name-asian="Calibri1" style:font-size-asian="16pt" style:language-asian="ru" style:country-asian="RU" style:font-style-asian="normal" style:font-weight-asian="normal" style:font-name-complex="Times New Roman" style:font-size-complex="16pt" style:language-complex="ar" style:country-complex="SA" style:font-style-complex="normal" style:font-weight-complex="normal"/>
    </style:style>
    <style:style style:name="T8" style:family="text">
      <style:text-properties fo:color="#00000a" fo:font-size="16pt" fo:language="ru" fo:country="RU" style:font-name-asian="Calibri1" style:font-size-asian="16pt" style:language-asian="ru" style:country-asian="RU" style:font-name-complex="Times New Roman" style:font-size-complex="16pt" style:language-complex="ar" style:country-complex="SA"/>
    </style:style>
    <style:style style:name="T9" style:family="text">
      <style:text-properties fo:color="#00000a" style:font-name="Calibri" fo:font-size="16pt" fo:language="en" fo:country="US" style:font-name-asian="Calibri1" style:font-size-asian="16pt" style:language-asian="ru" style:country-asian="RU" style:font-name-complex="Times New Roman" style:font-size-complex="16pt" style:language-complex="ar" style:country-complex="SA"/>
    </style:style>
    <style:style style:name="T10" style:family="text">
      <style:text-properties fo:color="#00000a" style:font-name="Calibri" fo:font-size="16pt" fo:language="ru" fo:country="RU" style:font-name-asian="Calibri1" style:font-size-asian="16pt" style:language-asian="ru" style:country-asian="RU" style:font-name-complex="Times New Roman" style:font-size-complex="16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1">kutils_</text:span></text:span><text:bookmark-start text:name="__DdeLink__133_4061441971"/><text:span text:style-name="Strong_20_Emphasis"><text:span text:style-name="T1">1</text:span></text:span><text:bookmark-end text:name="__DdeLink__133_4061441971"/><text:span text:style-name="Strong_20_Emphasis"><text:span text:style-name="T1">9</text:span></text:span><text:span text:style-name="Strong_20_Emphasis"><text:span text:style-name="T2">0801</text:span></text:span><text:span text:style-name="Strong_20_Emphasis"><text:span text:style-name="T1">. Previous kutils_</text:span></text:span><text:bookmark-start text:name="__DdeLink__133_40614419712"/><text:span text:style-name="Strong_20_Emphasis"><text:span text:style-name="T8">1</text:span></text:span><text:bookmark-end text:name="__DdeLink__133_40614419712"/><text:span text:style-name="Strong_20_Emphasis"><text:span text:style-name="T8">907</text:span></text:span><text:span text:style-name="Strong_20_Emphasis"><text:span text:style-name="T1">16</text:span></text:span></text:p>
      <text:p text:style-name="P1"><text:span text:style-name="Strong_20_Emphasis"/></text:p>
      <text:p text:style-name="P3"><text:bookmark-start text:name="about_version"/><text:span text:style-name="Strong_20_Emphasis"><text:span text:style-name="T1">О версии</text:span></text:span><text:bookmark-end text:name="about_version"/><text:span text:style-name="Strong_20_Emphasis"><text:span text:style-name="T1"> <text:line-break/>in context of developing of ksodd_pgf_with_ksess_190715 and ksess_1190715_developing<text:line-break/></text:span></text:span><text:span text:style-name="Strong_20_Emphasis"><text:span text:style-name="T3">(1) The </text:span></text:span><text:a xlink:type="simple" xlink:href="#api_GetWantedLines" text:style-name="Internet_20_link" text:visited-style-name="Visited_20_Internet_20_Link"><text:span text:style-name="Strong_20_Emphasis">#api_GetWantedLines</text:span></text:a><text:span text:style-name="Strong_20_Emphasis"><text:span text:style-name="T3"> has fault – only </text:span></text:span><text:span text:style-name="Strong_20_Emphasis"><text:span text:style-name="T4">one </text:span></text:span><text:span text:style-name="Strong_20_Emphasis"><text:span text:style-name="T3">filter. </text:span></text:span><text:span text:style-name="Strong_20_Emphasis"><text:span text:style-name="T7">It needs</text:span></text:span><text:span text:style-name="Strong_20_Emphasis"><text:span text:style-name="T3"> not less than two</text:span></text:span><text:span text:style-name="Strong_20_Emphasis"><text:span text:style-name="T1"><text:line-break/>It was over </text:span></text:span><text:span text:style-name="Strong_20_Emphasis"><text:span text:style-name="T8">19</text:span></text:span><text:span text:style-name="Strong_20_Emphasis"><text:span text:style-name="T1">0801 </text:span></text:span></text:p>
      <text:p text:style-name="P4"><text:span text:style-name="Strong_20_Emphasis"><text:span text:style-name="T1">Proposals to next version</text:span></text:span></text:p>
      <text:p text:style-name="P5"><text:span text:style-name="Strong_20_Emphasis"/></text:p>
      <text:p text:style-name="Standard"><text:bookmark text:name="abstract"/><text:span text:style-name="Strong_20_Emphasis"><text:span text:style-name="T1"><text:s/>Abstract</text:span></text:span></text:p>
      <text:p text:style-name="Standard"><text:span text:style-name="Strong_20_Emphasis"><text:span text:style-name="T1">This packet includes utility functions of common destination. But it is need have in mind, that this packet changes behavior of the system packet “rand” by that that it have init function, which sets new value for the seed (see </text:span></text:span><text:a xlink:type="simple" xlink:href="https://golang.org/pkg/math/rand/#Seed" text:style-name="Internet_20_link" text:visited-style-name="Visited_20_Internet_20_Link"><text:span text:style-name="Strong_20_Emphasis">https://golang.org/pkg/math/rand/#Seed</text:span></text:a><text:span text:style-name="Strong_20_Emphasis"><text:span text:style-name="T1"> and </text:span></text:span><text:a xlink:type="simple" xlink:href="#true_rand_funcs" text:style-name="Internet_20_link" text:visited-style-name="Visited_20_Internet_20_Link"><text:span text:style-name="Strong_20_Emphasis">True random funtions</text:span></text:a><text:span text:style-name="Strong_20_Emphasis"><text:span text:style-name="T1">) </text:span></text:span></text:p>
      <text:p text:style-name="P1"><text:span text:style-name="Strong_20_Emphasis"/></text:p>
      <text:p text:style-name="Standard"><text:a xlink:type="simple" xlink:href="#list_of_changes" text:style-name="Internet_20_link" text:visited-style-name="Visited_20_Internet_20_Link"><text:span text:style-name="Strong_20_Emphasis"><text:span text:style-name="T1">Лист изменений</text:span></text:span></text:a></text:p>
      <text:p text:style-name="Standard"><text:a xlink:type="simple" xlink:href="#api" text:style-name="Internet_20_link" text:visited-style-name="Visited_20_Internet_20_Link"><text:span text:style-name="Strong_20_Emphasis"><text:span text:style-name="T1">API</text:span></text:span></text:a></text:p>
      <text:p text:style-name="Standard"><text:span text:style-name="Strong_20_Emphasis"><text:span text:style-name="T1"><text:tab/></text:span></text:span><text:a xlink:type="simple" xlink:href="#null_funcs" text:style-name="Internet_20_link" text:visited-style-name="Visited_20_Internet_20_Link"><text:span text:style-name="Strong_20_Emphasis">NULL functions</text:span></text:a></text:p>
      <text:p text:style-name="Standard"><text:span text:style-name="Strong_20_Emphasis"><text:span text:style-name="T8"><text:tab/></text:span></text:span><text:a xlink:type="simple" xlink:href="#api_IntfTo" text:style-name="Internet_20_link" text:visited-style-name="Visited_20_Internet_20_Link"><text:span text:style-name="Strong_20_Emphasis">Представить </text:span></text:a><text:a xlink:type="simple" xlink:href="#api_IntfTo" text:style-name="Internet_20_link" text:visited-style-name="Visited_20_Internet_20_Link"><text:span text:style-name="Strong_20_Emphasis"><text:span text:style-name="T1">interface{} </text:span></text:span></text:a><text:a xlink:type="simple" xlink:href="#api_IntfTo" text:style-name="Internet_20_link" text:visited-style-name="Visited_20_Internet_20_Link"><text:span text:style-name="Strong_20_Emphasis"><text:span text:style-name="T8">как</text:span></text:span></text:a></text:p>
      <text:p text:style-name="Standard"><text:span text:style-name="Strong_20_Emphasis"><text:span text:style-name="T1"><text:tab/></text:span></text:span><text:a xlink:type="simple" xlink:href="#true_rand_funcs" text:style-name="Internet_20_link" text:visited-style-name="Visited_20_Internet_20_Link"><text:span text:style-name="Strong_20_Emphasis">True Random functions</text:span></text:a></text:p>
      <text:p text:style-name="Standard"><text:span text:style-name="Strong_20_Emphasis"><text:span text:style-name="T1"><text:tab/></text:span></text:span><text:a xlink:type="simple" xlink:href="#StrWithoutNull" text:style-name="Internet_20_link" text:visited-style-name="Visited_20_Internet_20_Link"><text:span text:style-name="Strong_20_Emphasis">StrWithoutNull</text:span></text:a></text:p>
      <text:p text:style-name="Standard"><text:span text:style-name="Strong_20_Emphasis"><text:span text:style-name="T1"><text:tab/></text:span></text:span><text:a xlink:type="simple" xlink:href="#api_FmtWraps" text:style-name="Internet_20_link" text:visited-style-name="Visited_20_Internet_20_Link"><text:span text:style-name="Strong_20_Emphasis">Fmt wraps</text:span></text:a></text:p>
      <text:p text:style-name="Standard"><text:span text:style-name="Strong_20_Emphasis"><text:span text:style-name="T1"><text:tab/></text:span></text:span><text:a xlink:type="simple" xlink:href="#api_EraseNulls" text:style-name="Internet_20_link" text:visited-style-name="Visited_20_Internet_20_Link"><text:span text:style-name="Strong_20_Emphasis">Erase null characters</text:span></text:a></text:p>
      <text:p text:style-name="Standard"><text:span text:style-name="Strong_20_Emphasis"><text:span text:style-name="T1"><text:tab/></text:span></text:span><text:a xlink:type="simple" xlink:href="#api_TraceStack" text:style-name="Internet_20_link" text:visited-style-name="Visited_20_Internet_20_Link"><text:span text:style-name="Strong_20_Emphasis"><text:span text:style-name="T8">Трассировка стека</text:span></text:span></text:a></text:p>
      <text:p text:style-name="Standard"><text:span text:style-name="Strong_20_Emphasis"><text:span text:style-name="T8"><text:tab/></text:span></text:span><text:a xlink:type="simple" xlink:href="#api_GetWantedLines" text:style-name="Internet_20_link" text:visited-style-name="Visited_20_Internet_20_Link"><text:span text:style-name="Strong_20_Emphasis">Отбор строк из текстового файла</text:span></text:a></text:p>
      <text:p text:style-name="P2"><text:span text:style-name="Strong_20_Emphasis"/></text:p>
      <text:p text:style-name="Standard"><text:bookmark text:name="api"/><text:span text:style-name="Strong_20_Emphasis"><text:span text:style-name="T1">API</text:span></text:span></text:p>
      <text:p text:style-name="Standard"><text:bookmark text:name="null_funcs"/><text:span text:style-name="Strong_20_Emphasis"><text:span text:style-name="T1">NULL functions</text:span></text:span></text:p>
      <text:p text:style-name="HTML_20_Preformatted"><text:soft-page-break/><text:span text:style-name="Strong_20_Emphasis"><text:span text:style-name="T9">NULL functions are functions with prefix “Null”. Each of function with prefix "Null" presumes that its first parameter carries a corresponding to its name value and returns its string representation. E.g. the function “NullTimeToString” presumes that the first parameter is of type “time”. If a first parameter is nil the second one (i.e. "ifNil") is returned. If the first is not nil and the presumption is not true, then the third (i.e. "ifWhatIs") is returned. There are the next functions:</text:span></text:span></text:p>
      <text:p text:style-name="HTML_20_Preformatted"><text:span text:style-name="Strong_20_Emphasis"><text:span text:style-name="T9">func NullTimeToString(nt interface{}, ifNil string, ifWhatIs string) string</text:span></text:span></text:p>
      <text:p text:style-name="HTML_20_Preformatted"><text:span text:style-name="Strong_20_Emphasis"><text:span text:style-name="T9">func NullIntToString(nt interface{}, ifNil string, ifWhatIs string) string</text:span></text:span></text:p>
      <text:p text:style-name="HTML_20_Preformatted"><text:span text:style-name="Strong_20_Emphasis"><text:span text:style-name="T9">The next function presumes float64</text:span></text:span></text:p>
      <text:p text:style-name="HTML_20_Preformatted"><text:span text:style-name="Strong_20_Emphasis"><text:span text:style-name="T9">func NullFloatToString(nt interface{}, ifNil string, ifWhatIs string) string</text:span></text:span></text:p>
      <text:p text:style-name="P7"><text:span text:style-name="Strong_20_Emphasis"/></text:p>
      <text:p text:style-name="P7"><text:span text:style-name="Strong_20_Emphasis"/></text:p>
      <text:p text:style-name="HTML_20_Preformatted"><text:bookmark text:name="True_Random_functions"/><text:span text:style-name="Strong_20_Emphasis"><text:span text:style-name="T9">True Random functions</text:span></text:span></text:p>
      <text:p text:style-name="HTML_20_Preformatted"><text:span text:style-name="Strong_20_Emphasis"><text:span text:style-name="T9">These functions return a random value from the seed of duration from 07.11.1917 to now (see also common notes). In strict formal sense these functions can return not nil error if the function init fails. In that case these anyway return a random value but from the default seed. There are the functions</text:span></text:span></text:p>
      <text:p text:style-name="HTML_20_Preformatted"><text:span text:style-name="Strong_20_Emphasis"><text:span text:style-name="T9">func TrueRandInt() (string, error)</text:span></text:span></text:p>
      <text:p text:style-name="HTML_20_Preformatted"><text:span text:style-name="Strong_20_Emphasis"><text:span text:style-name="T9">func TrueRandIntAsInt() (int, error)</text:span></text:span></text:p>
      <text:p text:style-name="P7"><text:span text:style-name="Strong_20_Emphasis"/></text:p>
      <text:p text:style-name="HTML_20_Preformatted"><text:bookmark-start text:name="api_FmtWraps"/><text:span text:style-name="Strong_20_Emphasis"><text:span text:style-name="T9">Fmt wraps</text:span></text:span><text:bookmark-end text:name="api_FmtWraps"/><text:span text:style-name="Strong_20_Emphasis"><text:span text:style-name="T9"><text:line-break/>They are wraps of the fmt printing <text:s/>functions to stdOut. Than is they calls a corresponding fmt function if the flag FmtFlag is not 0. They intend for purposes of debugging that is you may menage printing console debug information by setting the flag.<text:line-break/>In this version released (kutils.)func Printf(f string, args ...interface{}). When printing to parameter f prefix “--M--”will be added</text:span></text:span></text:p>
      <text:p text:style-name="HTML_20_Preformatted"><text:span text:style-name="Strong_20_Emphasis"><text:span text:style-name="T9"><text:s/></text:span></text:span></text:p>
      <text:p text:style-name="P7"><text:span text:style-name="Strong_20_Emphasis"/></text:p>
      <text:p text:style-name="HTML_20_Preformatted"><text:span text:style-name="Strong_20_Emphasis"><text:span text:style-name="T9">Beside those mentioning upward there is also</text:span></text:span></text:p>
      <text:p text:style-name="HTML_20_Preformatted"><text:span text:style-name="Strong_20_Emphasis"><text:span text:style-name="T9">func </text:span></text:span><text:bookmark-start text:name="StrWithoutNull"/><text:span text:style-name="Strong_20_Emphasis"><text:span text:style-name="T9">StrWithoutNull</text:span></text:span><text:bookmark-end text:name="StrWithoutNull"/><text:span text:style-name="Strong_20_Emphasis"><text:span text:style-name="T9">(str string, rep string) (res string). This function returns string that is produced from parameter “str” by replacing all bytes that are less than 9 with parameter “rep”. If rep==”” or its length&gt;1 then it sets rep=”!”</text:span></text:span></text:p>
      <text:p text:style-name="P7"><text:span text:style-name="Strong_20_Emphasis"/></text:p>
      <text:p text:style-name="P7"><text:soft-page-break/><text:span text:style-name="Strong_20_Emphasis"/></text:p>
      <text:p text:style-name="P7"><text:span text:style-name="Strong_20_Emphasis"/></text:p>
      <text:p text:style-name="Preformatted_20_Text"><text:span text:style-name="Strong_20_Emphasis"><text:span text:style-name="T1">func </text:span></text:span><text:bookmark-start text:name="api_EraseNulls"/><text:span text:style-name="Strong_20_Emphasis"><text:span text:style-name="T1">EraseNulls</text:span></text:span><text:bookmark-end text:name="api_EraseNulls"/><text:span text:style-name="Strong_20_Emphasis"><text:span text:style-name="T1">(str string) (res string)<text:line-break/>It removes null characters (and only them) from a string. Null characters are those when str[i]==0</text:span></text:span></text:p>
      <text:p text:style-name="P7"><text:span text:style-name="Strong_20_Emphasis"/></text:p>
      <text:p text:style-name="HTML_20_Preformatted"><text:bookmark-start text:name="api_TraceStack"/><text:span text:style-name="Strong_20_Emphasis"><text:span text:style-name="T10">Получить трассировку стека</text:span></text:span><text:bookmark-end text:name="api_TraceStack"/><text:span text:style-name="Strong_20_Emphasis"><text:span text:style-name="T10"><text:line-break/>Трассировка дается как последовательность имен функций, разделенных знаком -. В вершине (первый член последовательности) имя функции, вызывающая эту</text:span></text:span></text:p>
      <text:p text:style-name="HTML_20_Preformatted"><text:span text:style-name="Strong_20_Emphasis"><text:span text:style-name="T9">func TraceStack() (stack string)</text:span></text:span></text:p>
      <text:p text:style-name="P7"><text:span text:style-name="Strong_20_Emphasis"/></text:p>
      <text:p text:style-name="HTML_20_Preformatted"><text:bookmark-start text:name="api_IntfTo"/><text:span text:style-name="Strong_20_Emphasis"><text:span text:style-name="T10">Представить </text:span></text:span><text:span text:style-name="Strong_20_Emphasis"><text:span text:style-name="T9">interface{} </text:span></text:span><text:span text:style-name="Strong_20_Emphasis"><text:span text:style-name="T10">как</text:span></text:span><text:bookmark-end text:name="api_IntfTo"/><text:span text:style-name="Strong_20_Emphasis"><text:span text:style-name="T10"><text:line-break/>Эта группа функций преобразует значение типа </text:span></text:span><text:span text:style-name="Strong_20_Emphasis"><text:span text:style-name="T9">inteface{} </text:span></text:span><text:span text:style-name="Strong_20_Emphasis"><text:span text:style-name="T10">в значение другого типа если это возможно. Они имеют префикс </text:span></text:span><text:span text:style-name="Strong_20_Emphasis"><text:span text:style-name="T9">IntfTo </text:span></text:span><text:span text:style-name="Strong_20_Emphasis"><text:span text:style-name="T10">и схожи с </text:span></text:span><text:a xlink:type="simple" xlink:href="#null_funcs" text:style-name="Internet_20_link" text:visited-style-name="Visited_20_Internet_20_Link"><text:span text:style-name="Strong_20_Emphasis">#null_funcs</text:span></text:a><text:span text:style-name="Strong_20_Emphasis"><text:span text:style-name="T10">, но если последнии всегда возвращяют </text:span></text:span><text:span text:style-name="Strong_20_Emphasis"><text:span text:style-name="T9">string, </text:span></text:span><text:span text:style-name="Strong_20_Emphasis"><text:span text:style-name="T10">то эти специфическое значение (</text:span></text:span><text:span text:style-name="Strong_20_Emphasis"><text:span text:style-name="T9">int, string ...)</text:span></text:span><text:span text:style-name="Strong_20_Emphasis"><text:span text:style-name="T10">, и </text:span></text:span><text:span text:style-name="Strong_20_Emphasis"><text:span text:style-name="T9">(true, false) </text:span></text:span><text:span text:style-name="Strong_20_Emphasis"><text:span text:style-name="T10">как признак, удалась ли операция преобразования. Имеются в группе<text:line-break/>IntfToInt(v interface{}) (int, bool) –</text:span></text:span><text:span text:style-name="Strong_20_Emphasis"><text:span text:style-name="T9"> </text:span></text:span><text:span text:style-name="Strong_20_Emphasis"><text:span text:style-name="T10">возвращает </text:span></text:span><text:span text:style-name="Strong_20_Emphasis"><text:span text:style-name="T9">true, </text:span></text:span><text:span text:style-name="Strong_20_Emphasis"><text:span text:style-name="T10">если параметр содержит </text:span></text:span><text:span text:style-name="Strong_20_Emphasis"><text:span text:style-name="T9">uint, int, int32, int64<text:line-break/>func IntfToString(v interface{}) (string, bool)</text:span></text:span><text:span text:style-name="Strong_20_Emphasis"><text:span text:style-name="T10">–</text:span></text:span><text:span text:style-name="Strong_20_Emphasis"><text:span text:style-name="T9"> </text:span></text:span><text:span text:style-name="Strong_20_Emphasis"><text:span text:style-name="T10">возвращает </text:span></text:span><text:span text:style-name="Strong_20_Emphasis"><text:span text:style-name="T9">true, </text:span></text:span><text:span text:style-name="Strong_20_Emphasis"><text:span text:style-name="T10">если параметр содержит </text:span></text:span><text:span text:style-name="Strong_20_Emphasis"><text:span text:style-name="T9">string. </text:span></text:span><text:span text:style-name="Strong_20_Emphasis"><text:span text:style-name="T10">Иначе если параметр </text:span></text:span><text:span text:style-name="Strong_20_Emphasis"><text:span text:style-name="T9">nill, </text:span></text:span><text:span text:style-name="Strong_20_Emphasis"><text:span text:style-name="T10">то "no string but nil", иначе "no string"</text:span></text:span></text:p>
      <text:p text:style-name="P7"><text:span text:style-name="Strong_20_Emphasis"/></text:p>
      <text:p text:style-name="HTML_20_Preformatted"><text:bookmark-start text:name="api_GetWantedLines"/><text:span text:style-name="Strong_20_Emphasis"><text:span text:style-name="T9">func GetWantedLines</text:span></text:span><text:bookmark-end text:name="api_GetWantedLines"/><text:span text:style-name="Strong_20_Emphasis"><text:span text:style-name="T9">(r io.Reader, filter string) (lns []string, err error)</text:span></text:span></text:p>
      <text:p text:style-name="HTML_20_Preformatted"><text:span text:style-name="Strong_20_Emphasis"><text:span text:style-name="T10">отбирает из потока строки, которые содержат подстроку </text:span></text:span><text:span text:style-name="Strong_20_Emphasis"><text:span text:style-name="T9">filter<text:line-break/></text:span></text:span><text:span text:style-name="Strong_20_Emphasis"><text:span text:style-name="T10">190708 </text:span></text:span><text:span text:style-name="Strong_20_Emphasis"><text:span text:style-name="T9">Is it really so that golang does not have such function? I suspect that in time I come across it. 190716 Does it select wanted lines from a very stream? In other word, may the parameter r be named “stream”? Do not a next explanation be more correct?<text:line-break/></text:span></text:span><text:span text:style-name="Strong_20_Emphasis"><text:span text:style-name="T10">Отбирает из </text:span></text:span><text:span text:style-name="Strong_20_Emphasis"><text:span text:style-name="T9">r </text:span></text:span><text:span text:style-name="Strong_20_Emphasis"><text:span text:style-name="T10">сроки до исчерпания </text:span></text:span><text:span text:style-name="Strong_20_Emphasis"><text:span text:style-name="T9">r </text:span></text:span><text:span text:style-name="Strong_20_Emphasis"><text:span text:style-name="T10">или ошибки. Если ошибки нет, </text:span></text:span><text:span text:style-name="Strong_20_Emphasis"><text:span text:style-name="T9">Lns </text:span></text:span><text:span text:style-name="Strong_20_Emphasis"><text:span text:style-name="T10">содержит отобранные строки, иначе </text:span></text:span><text:span text:style-name="Strong_20_Emphasis"><text:span text:style-name="T9">Lns==nil</text:span></text:span><text:span text:style-name="Strong_20_Emphasis"><text:span text:style-name="T10">. Время работы не лимитируется!</text:span></text:span></text:p>
      <text:p text:style-name="P7"><text:span text:style-name="Strong_20_Emphasis"/></text:p>
      <text:p text:style-name="HTML_20_Preformatted"><text:bookmark text:name="list_of_changes"/><text:span text:style-name="Strong_20_Emphasis"><text:span text:style-name="T9">Лист изменений</text:span></text:span></text:p>
      <text:p text:style-name="P7"><text:soft-page-break/><text:span text:style-name="Strong_20_Emphasis"/></text:p>
      <text:p text:style-name="Standard"><text:span text:style-name="Strong_20_Emphasis"><text:span text:style-name="T1">190124_2 <text:s/>See </text:span></text:span><text:a xlink:type="simple" xlink:href="#api_FmtWraps" text:style-name="Internet_20_link" text:visited-style-name="Visited_20_Internet_20_Link"><text:span text:style-name="Strong_20_Emphasis">#api_FmtWraps</text:span></text:a></text:p>
      <text:p text:style-name="Standard"><text:bookmark-start text:name="list_of_changes_190202_1"/><text:span text:style-name="Strong_20_Emphasis"><text:span text:style-name="T1">190202_1</text:span></text:span><text:bookmark-end text:name="list_of_changes_190202_1"/><text:span text:style-name="Strong_20_Emphasis"><text:span text:style-name="T1"> See </text:span></text:span><text:a xlink:type="simple" xlink:href="#api_EraseNulls" text:style-name="Internet_20_link" text:visited-style-name="Visited_20_Internet_20_Link"><text:span text:style-name="Strong_20_Emphasis">#api_EraseNulls</text:span></text:a></text:p>
      <text:p text:style-name="Standard"><text:span text:style-name="Strong_20_Emphasis"><text:span text:style-name="T1">190403_</text:span></text:span><text:span text:style-name="Strong_20_Emphasis"><text:span text:style-name="T8">1 </text:span></text:span><text:span text:style-name="Strong_20_Emphasis"><text:span text:style-name="T1">See </text:span></text:span><text:a xlink:type="simple" xlink:href="#api_TraceStack" text:style-name="Internet_20_link" text:visited-style-name="Visited_20_Internet_20_Link"><text:span text:style-name="Strong_20_Emphasis">#api_TraceStack</text:span></text:a><text:span text:style-name="Strong_20_Emphasis"><text:span text:style-name="T1"><text:line-break/> 190403_2 See </text:span></text:span><text:a xlink:type="simple" xlink:href="#api_IntfTo" text:style-name="Internet_20_link" text:visited-style-name="Visited_20_Internet_20_Link"><text:span text:style-name="Strong_20_Emphasis">#api_IntfTo</text:span></text:a></text:p>
      <text:p text:style-name="Standard"><text:bookmark-start text:name="list_of_changes_190708_1"/><text:bookmark-start text:name="__DdeLink__133_40614419711"/><text:span text:style-name="Strong_20_Emphasis"><text:span text:style-name="T8">1</text:span></text:span><text:bookmark-end text:name="__DdeLink__133_40614419711"/><text:span text:style-name="Strong_20_Emphasis"><text:span text:style-name="T8">90708_1</text:span></text:span><text:bookmark-end text:name="list_of_changes_190708_1"/><text:span text:style-name="Strong_20_Emphasis"><text:span text:style-name="T8"> </text:span></text:span><text:span text:style-name="Strong_20_Emphasis"><text:span text:style-name="T1">See </text:span></text:span><text:a xlink:type="simple" xlink:href="#api_GetWantedLines" text:style-name="Internet_20_link" text:visited-style-name="Visited_20_Internet_20_Link"><text:span text:style-name="Strong_20_Emphasis">#api_GetWantedLines</text:span></text:a></text:p>
      <text:p text:style-name="Standard"><text:bookmark-start text:name="__DdeLink__399_664312262"/><text:bookmark-start text:name="list_of_changes_190716"/><text:span text:style-name="Strong_20_Emphasis"><text:span text:style-name="T1">190716</text:span></text:span><text:bookmark-end text:name="__DdeLink__399_664312262"/><text:bookmark-end text:name="list_of_changes_190716"/><text:span text:style-name="Strong_20_Emphasis"><text:span text:style-name="T1"> Nothing was done</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ru" fo:country="RU"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ru" fo:country="RU"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hanging"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c0c0c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05:30:00</meta:creation-date>
    <meta:initial-creator>MichMakarov</meta:initial-creator>
    <dc:language>en-US</dc:language>
    <dc:date>2019-08-01T23:44:56.002000000</dc:date>
    <meta:editing-cycles>26</meta:editing-cycles>
    <meta:editing-duration>P1DT6H38M27S</meta:editing-duration>
    <meta:generator>LibreOffice/5.3.6.1$Windows_X86_64 LibreOffice_project/686f202eff87ef707079aeb7f485847613344eb7</meta:generator>
    <meta:document-statistic meta:table-count="0" meta:image-count="0" meta:object-count="0" meta:page-count="4" meta:paragraph-count="42" meta:word-count="633" meta:character-count="4256" meta:non-whitespace-character-count="3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